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27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109"/>
    <style:style style:name="ce1" style:family="table-cell" style:parent-style-name="Default" style:data-style-name="N108"/>
    <style:style style:name="ce4" style:family="table-cell" style:parent-style-name="Default" style:data-style-name="N1"/>
    <style:style style:name="ce5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7.33cm" svg:height="10.295cm" svg:x="63.4cm" svg:y="10.816cm">
            <draw:object draw:notify-on-update-of-ranges="Arkusz1.A2:Arkusz1.A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2cm" svg:height="9.006cm" svg:x="16.69cm" svg:y="11.289cm">
            <draw:object draw:notify-on-update-of-ranges="Arkusz1.G18:Arkusz1.G24 Arkusz1.H18:Arkusz1.H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2cm" svg:height="9.006cm" svg:x="16.597cm" svg:y="20.849cm">
            <draw:object draw:notify-on-update-of-ranges="Arkusz1.G18:Arkusz1.G24 Arkusz1.I18:Arkusz1.I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Dane (prędkości samolotu km/h)</text:p>
          </table:table-cell>
          <table:table-cell office:value-type="string" calcext:value-type="string">
            <text:p>numery próbek</text:p>
          </table:table-cell>
          <table:table-cell table:number-columns-repeated="7"/>
        </table:table-row>
        <table:table-row table:style-name="ro1">
          <table:table-cell table:style-name="ce2" office:value-type="float" office:value="422.2" calcext:value-type="float">
            <text:p>422,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2" office:value-type="float" office:value="418.7" calcext:value-type="float">
            <text:p>418,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2" office:value-type="float" office:value="425.6" calcext:value-type="float">
            <text:p>425,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2" office:value-type="float" office:value="420.6" calcext:value-type="float">
            <text:p>420,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2" office:value-type="float" office:value="425.8" calcext:value-type="float">
            <text:p>425,8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2" office:value-type="float" office:value="423.1" calcext:value-type="float">
            <text:p>423,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2" office:value-type="float" office:value="431.5" calcext:value-type="float">
            <text:p>431,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2" office:value-type="float" office:value="428.2" calcext:value-type="float">
            <text:p>428,2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2" office:value-type="float" office:value="438.3" calcext:value-type="float">
            <text:p>438,3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2" office:value-type="float" office:value="434" calcext:value-type="float">
            <text:p>434,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2" office:value-type="float" office:value="411.3" calcext:value-type="float">
            <text:p>411,3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2" office:value-type="float" office:value="417.2" calcext:value-type="float">
            <text:p>417,2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2" office:value-type="float" office:value="441.3" calcext:value-type="float">
            <text:p>441,3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2" office:value-type="float" office:value="420" calcext:value-type="float">
            <text:p>420,0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czebność</text:p>
          </table:table-cell>
          <table:table-cell table:style-name="ce4" table:formula="of:=COUNTA([.A$2:.A$15])" office:value-type="float" office:value="14" calcext:value-type="float">
            <text:p>14</text:p>
          </table:table-cell>
          <table:table-cell/>
          <table:table-cell office:value-type="string" calcext:value-type="string">
            <text:p>przedziały </text:p>
          </table:table-cell>
          <table:table-cell office:value-type="string" calcext:value-type="string">
            <text:p>początek</text:p>
          </table:table-cell>
          <table:table-cell office:value-type="string" calcext:value-type="string">
            <text:p>koniec</text:p>
          </table:table-cell>
          <table:table-cell office:value-type="string" calcext:value-type="string">
            <text:p>środek przedziału</text:p>
          </table:table-cell>
          <table:table-cell office:value-type="string" calcext:value-type="string">
            <text:p>liczebność</text:p>
          </table:table-cell>
          <table:table-cell office:value-type="string" calcext:value-type="string">
            <text:p>gęstość</text:p>
          </table:table-cell>
        </table:table-row>
        <table:table-row table:style-name="ro1">
          <table:table-cell office:value-type="string" calcext:value-type="string">
            <text:p>wart. Min</text:p>
          </table:table-cell>
          <table:table-cell table:formula="of:=MIN([.A2:.A15])" office:value-type="float" office:value="411.3" calcext:value-type="float">
            <text:p>411,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 table:formula="of:=415" office:value-type="float" office:value="415" calcext:value-type="float">
            <text:p>415</text:p>
          </table:table-cell>
          <table:table-cell table:formula="of:=[.E18]+([.F18]-[.E18])/2" office:value-type="float" office:value="412.5" calcext:value-type="float">
            <text:p>412,5</text:p>
          </table:table-cell>
          <table:table-cell table:formula="of:=COUNTIFS([.A$2:.A$15];&quot;&gt;=&quot;&amp;[.E18];[.A$2:.A$15];&quot;&lt;&quot;&amp;[.F18])" office:value-type="float" office:value="1" calcext:value-type="float">
            <text:p>1</text:p>
          </table:table-cell>
          <table:table-cell table:style-name="ce5" table:formula="of:=COUNTIFS([.A$2:.A$15];&quot;&gt;=&quot;&amp;[.E18];[.A$2:.A$15];&quot;&lt;&quot;&amp;[.F18])/[.B$17]" office:value-type="float" office:value="0.0714285714285714" calcext:value-type="float">
            <text:p>0,07</text:p>
          </table:table-cell>
        </table:table-row>
        <table:table-row table:style-name="ro1">
          <table:table-cell office:value-type="string" calcext:value-type="string">
            <text:p>wart. Maks</text:p>
          </table:table-cell>
          <table:table-cell table:formula="of:=MAX([.A2:.A15])" office:value-type="float" office:value="441.3" calcext:value-type="float">
            <text:p>441,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18]" office:value-type="float" office:value="415" calcext:value-type="float">
            <text:p>415</text:p>
          </table:table-cell>
          <table:table-cell table:formula="of:=[.F18]+5" office:value-type="float" office:value="420" calcext:value-type="float">
            <text:p>420</text:p>
          </table:table-cell>
          <table:table-cell table:formula="of:=[.E19]+([.F19]-[.E19])/2" office:value-type="float" office:value="417.5" calcext:value-type="float">
            <text:p>417,5</text:p>
          </table:table-cell>
          <table:table-cell table:formula="of:=COUNTIFS([.A$2:.A$15];&quot;&gt;=&quot;&amp;[.E19];[.A$2:.A$15];&quot;&lt;&quot;&amp;[.F19])" office:value-type="float" office:value="2" calcext:value-type="float">
            <text:p>2</text:p>
          </table:table-cell>
          <table:table-cell table:style-name="ce5" table:formula="of:=COUNTIFS([.A$2:.A$15];&quot;&gt;=&quot;&amp;[.E19];[.A$2:.A$15];&quot;&lt;&quot;&amp;[.F19])/[.B$17]" office:value-type="float" office:value="0.142857142857143" calcext:value-type="float">
            <text:p>0,14</text:p>
          </table:table-cell>
        </table:table-row>
        <table:table-row table:style-name="ro1">
          <table:table-cell office:value-type="string" calcext:value-type="string">
            <text:p>średnia arytmetyczna</text:p>
          </table:table-cell>
          <table:table-cell table:formula="of:=AVERAGE([.A$2:.A$15])" office:value-type="float" office:value="425.557142857143" calcext:value-type="float">
            <text:p>425,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F19]" office:value-type="float" office:value="420" calcext:value-type="float">
            <text:p>420</text:p>
          </table:table-cell>
          <table:table-cell table:formula="of:=[.F19]+5" office:value-type="float" office:value="425" calcext:value-type="float">
            <text:p>425</text:p>
          </table:table-cell>
          <table:table-cell table:formula="of:=[.E20]+([.F20]-[.E20])/2" office:value-type="float" office:value="422.5" calcext:value-type="float">
            <text:p>422,5</text:p>
          </table:table-cell>
          <table:table-cell table:formula="of:=COUNTIFS([.A$2:.A$15];&quot;&gt;=&quot;&amp;[.E20];[.A$2:.A$15];&quot;&lt;&quot;&amp;[.F20])" office:value-type="float" office:value="4" calcext:value-type="float">
            <text:p>4</text:p>
          </table:table-cell>
          <table:table-cell table:style-name="ce5" table:formula="of:=COUNTIFS([.A$2:.A$15];&quot;&gt;=&quot;&amp;[.E20];[.A$2:.A$15];&quot;&lt;&quot;&amp;[.F20])/[.B$17]" office:value-type="float" office:value="0.285714285714286" calcext:value-type="float">
            <text:p>0,29</text:p>
          </table:table-cell>
        </table:table-row>
        <table:table-row table:style-name="ro1">
          <table:table-cell office:value-type="string" calcext:value-type="string">
            <text:p>odchy. Std próby</text:p>
          </table:table-cell>
          <table:table-cell table:formula="of:=COM.MICROSOFT.STDEV.S([.A$2:.A$15])" office:value-type="float" office:value="8.3975925383148" calcext:value-type="float">
            <text:p>8,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F20]" office:value-type="float" office:value="425" calcext:value-type="float">
            <text:p>425</text:p>
          </table:table-cell>
          <table:table-cell table:formula="of:=[.F20]+5" office:value-type="float" office:value="430" calcext:value-type="float">
            <text:p>430</text:p>
          </table:table-cell>
          <table:table-cell table:formula="of:=[.E21]+([.F21]-[.E21])/2" office:value-type="float" office:value="427.5" calcext:value-type="float">
            <text:p>427,5</text:p>
          </table:table-cell>
          <table:table-cell table:formula="of:=COUNTIFS([.A$2:.A$15];&quot;&gt;=&quot;&amp;[.E21];[.A$2:.A$15];&quot;&lt;&quot;&amp;[.F21])" office:value-type="float" office:value="3" calcext:value-type="float">
            <text:p>3</text:p>
          </table:table-cell>
          <table:table-cell table:style-name="ce5" table:formula="of:=COUNTIFS([.A$2:.A$15];&quot;&gt;=&quot;&amp;[.E21];[.A$2:.A$15];&quot;&lt;&quot;&amp;[.F21])/[.B$17]" office:value-type="float" office:value="0.214285714285714" calcext:value-type="float">
            <text:p>0,21</text:p>
          </table:table-cell>
        </table:table-row>
        <table:table-row table:style-name="ro1">
          <table:table-cell office:value-type="string" calcext:value-type="string">
            <text:p>wariancja</text:p>
          </table:table-cell>
          <table:table-cell table:formula="of:=VAR([.A$2:.A$15])" office:value-type="float" office:value="70.5195604395605" calcext:value-type="float">
            <text:p>70,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F21]" office:value-type="float" office:value="430" calcext:value-type="float">
            <text:p>430</text:p>
          </table:table-cell>
          <table:table-cell table:formula="of:=[.F21]+5" office:value-type="float" office:value="435" calcext:value-type="float">
            <text:p>435</text:p>
          </table:table-cell>
          <table:table-cell table:formula="of:=[.E22]+([.F22]-[.E22])/2" office:value-type="float" office:value="432.5" calcext:value-type="float">
            <text:p>432,5</text:p>
          </table:table-cell>
          <table:table-cell table:formula="of:=COUNTIFS([.A$2:.A$15];&quot;&gt;=&quot;&amp;[.E22];[.A$2:.A$15];&quot;&lt;&quot;&amp;[.F22])" office:value-type="float" office:value="2" calcext:value-type="float">
            <text:p>2</text:p>
          </table:table-cell>
          <table:table-cell table:style-name="ce5" table:formula="of:=COUNTIFS([.A$2:.A$15];&quot;&gt;=&quot;&amp;[.E22];[.A$2:.A$15];&quot;&lt;&quot;&amp;[.F22])/[.B$17]" office:value-type="float" office:value="0.142857142857143" calcext:value-type="float">
            <text:p>0,14</text:p>
          </table:table-cell>
        </table:table-row>
        <table:table-row table:style-name="ro1">
          <table:table-cell office:value-type="string" calcext:value-type="string">
            <text:p>mediana</text:p>
          </table:table-cell>
          <table:table-cell table:style-name="Default" table:formula="of:=MEDIAN([.A2:.A15])" office:value-type="float" office:value="424.35" calcext:value-type="float">
            <text:p>424,3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F22]" office:value-type="float" office:value="435" calcext:value-type="float">
            <text:p>435</text:p>
          </table:table-cell>
          <table:table-cell table:formula="of:=[.F22]+5" office:value-type="float" office:value="440" calcext:value-type="float">
            <text:p>440</text:p>
          </table:table-cell>
          <table:table-cell table:formula="of:=[.E23]+([.F23]-[.E23])/2" office:value-type="float" office:value="437.5" calcext:value-type="float">
            <text:p>437,5</text:p>
          </table:table-cell>
          <table:table-cell table:formula="of:=COUNTIFS([.A$2:.A$15];&quot;&gt;=&quot;&amp;[.E23];[.A$2:.A$15];&quot;&lt;&quot;&amp;[.F23])" office:value-type="float" office:value="1" calcext:value-type="float">
            <text:p>1</text:p>
          </table:table-cell>
          <table:table-cell table:style-name="ce5" table:formula="of:=COUNTIFS([.A$2:.A$15];&quot;&gt;=&quot;&amp;[.E23];[.A$2:.A$15];&quot;&lt;&quot;&amp;[.F23])/[.B$17]" office:value-type="float" office:value="0.0714285714285714" calcext:value-type="float">
            <text:p>0,07</text:p>
          </table:table-cell>
        </table:table-row>
        <table:table-row table:style-name="ro1">
          <table:table-cell office:value-type="string" calcext:value-type="string">
            <text:p>kurtoza</text:p>
          </table:table-cell>
          <table:table-cell table:formula="of:=KURT([.A2:.A15])" office:value-type="float" office:value="-0.290044770482942" calcext:value-type="float">
            <text:p>-0,3</text:p>
          </table:table-cell>
          <table:table-cell/>
          <table:table-cell office:value-type="float" office:value="7" calcext:value-type="float">
            <text:p>7</text:p>
          </table:table-cell>
          <table:table-cell table:formula="of:=[.F23]" office:value-type="float" office:value="440" calcext:value-type="float">
            <text:p>440</text:p>
          </table:table-cell>
          <table:table-cell table:formula="of:=[.F23]+5" office:value-type="float" office:value="445" calcext:value-type="float">
            <text:p>445</text:p>
          </table:table-cell>
          <table:table-cell table:formula="of:=[.E24]+([.F24]-[.E24])/2" office:value-type="float" office:value="442.5" calcext:value-type="float">
            <text:p>442,5</text:p>
          </table:table-cell>
          <table:table-cell table:formula="of:=COUNTIFS([.A$2:.A$15];&quot;&gt;=&quot;&amp;[.E24];[.A$2:.A$15];&quot;&lt;&quot;&amp;[.F24])" office:value-type="float" office:value="1" calcext:value-type="float">
            <text:p>1</text:p>
          </table:table-cell>
          <table:table-cell table:style-name="ce5" table:formula="of:=COUNTIFS([.A$2:.A$15];&quot;&gt;=&quot;&amp;[.E24];[.A$2:.A$15];&quot;&lt;&quot;&amp;[.F24])/[.B$17]" office:value-type="float" office:value="0.0714285714285714" calcext:value-type="float">
            <text:p>0,07</text:p>
          </table:table-cell>
        </table:table-row>
        <table:table-row table:style-name="ro1">
          <table:table-cell office:value-type="string" calcext:value-type="string">
            <text:p>skośność</text:p>
          </table:table-cell>
          <table:table-cell table:formula="of:=SKEW([.A2:.A15])" office:value-type="float" office:value="0.401720309033822" calcext:value-type="float">
            <text:p>0,4</text:p>
          </table:table-cell>
          <table:table-cell table:number-columns-repeated="6"/>
          <table:table-cell table:formula="of:=SUM([.I18:.I24])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formula="of:=SUM([.I18:.I24])" office:value-type="float" office:value="1" calcext:value-type="float">
            <text:p>1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 number:title="Użytkownika">
      <number:number number:decimal-places="1" loext:min-decimal-places="1" number:min-integer-digits="1"/>
    </number:number-style>
    <number:number-style style:name="N109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0">00.00.0000</text:date>, <text:time style:data-style-name="N2" text:time-value="13:39:30.75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0-10T18:43:52.899000000</meta:creation-date>
    <dc:date>2024-10-10T14:37:30.480000000</dc:date>
    <meta:editing-duration>PT1H34M4S</meta:editing-duration>
    <meta:editing-cycles>5</meta:editing-cycles>
    <meta:generator>LibreOffice/6.4.5.2$Windows_X86_64 LibreOffice_project/a726b36747cf2001e06b58ad5db1aa3a9a1872d6</meta:generator>
    <meta:document-statistic meta:table-count="1" meta:cell-count="98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 chart:error-category="standard-deviation"/>
    </style:style>
    <style:style style:name="ch3" style:family="chart" style:data-style-name="N0">
      <style:chart-properties chart:display-label="true" chart:logarithmic="false" chart:minimum="1" chart:maximum="14" chart:origin="0" chart:interval-major="1" chart:reverse-direction="false" text:line-break="false" loext:try-staggering-first="false" chart:link-data-style-to-source="true" chart:axis-position="0"/>
      <style:graphic-properties svg:stroke-color="#999999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4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b2b2b2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mean-value="true" chart:error-category="standard-deviation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width="0.05cm" svg:stroke-color="#ff0000"/>
    </style:style>
    <style:style style:name="ch12" style:family="chart">
      <style:graphic-properties svg:stroke-width="0.05cm" svg:stroke-color="#ff0000"/>
    </style:style>
    <style:style style:name="ch13" style:family="chart">
      <style:chart-properties chart:error-upper-indicator="true" chart:error-lower-indicator="true" chart:error-category="standard-deviation" loext:std-weight="1"/>
      <style:graphic-properties draw:stroke="solid" svg:stroke-width="0.05cm" svg:stroke-color="#168253" svg:stroke-opacity="100%" draw:stroke-linejoin="round"/>
    </style:style>
    <style:style style:name="ch14" style:family="chart">
      <style:chart-properties chart:solid-type="cuboid" chart:symbol-type="named-symbol" chart:symbol-name="square" chart:symbol-width="0.25cm" chart:symbol-height="0.2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331cm" svg:height="10.296cm" xlink:href=".." xlink:type="simple" chart:class="chart:scatter" chart:style-name="ch1">
        <chart:plot-area chart:style-name="ch2" table:cell-range-address="Arkusz1.A2:Arkusz1.A15" svg:x="1.357cm" svg:y="0.205cm" svg:width="15.628cm" svg:height="8.905cm">
          <chartooo:coordinate-region svg:x="2.455cm" svg:y="0.405cm" svg:width="14.343cm" svg:height="8.059cm"/>
          <chart:axis chart:dimension="x" chart:name="primary-x" chart:style-name="ch3">
            <chart:title svg:x="8.664cm" svg:y="9.315cm" chart:style-name="ch4">
              <text:p>próbki</text:p>
            </chart:title>
            <chart:grid chart:style-name="ch5" chart:class="minor"/>
          </chart:axis>
          <chart:axis chart:dimension="y" chart:name="primary-y" chart:style-name="ch6">
            <chart:title svg:x="0.451cm" svg:y="6.659cm" chart:style-name="ch7">
              <text:p>prędkośc samolotu v [km/h]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Arkusz1.A2:Arkusz1.A15" chart:class="chart:scatter">
            <chart:mean-value chart:style-name="ch11"/>
            <chart:regression-curve chart:style-name="ch12"/>
            <chart:error-indicator chart:style-name="ch13" chart:dimension="y"/>
            <chart:data-point chart:repeated="5"/>
            <chart:data-point chart:style-name="ch14"/>
            <chart:data-point chart:repeated="3"/>
            <chart:data-point chart:style-name="ch14" chart:repeated="3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2.2">
                <text:p>422.2</text:p>
                <draw:g>
                  <svg:desc>Arkusz1.A2:Arkusz1.A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8.7">
                <text:p>418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.6">
                <text:p>425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0.6">
                <text:p>42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5.8">
                <text:p>425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3.1">
                <text:p>423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1.5">
                <text:p>43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8.2">
                <text:p>428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8.3">
                <text:p>438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1.3">
                <text:p>41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7.2">
                <text:p>417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1.3">
                <text:p>441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0">
                <text:p>4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title svg:x="4.875cm" svg:y="0.316cm" chart:style-name="ch2">
          <text:p>Histogram- prędkość samolotu</text:p>
        </chart:title>
        <chart:plot-area chart:style-name="ch3" table:cell-range-address="Arkusz1.G18:Arkusz1.H24" chart:data-source-has-labels="column" svg:x="1.331cm" svg:y="1.275cm" svg:width="14.352cm" svg:height="6.571cm">
          <chartooo:coordinate-region svg:x="1.767cm" svg:y="1.474cm" svg:width="13.916cm" svg:height="5.725cm"/>
          <chart:axis chart:dimension="x" chart:name="primary-x" chart:style-name="ch4" chartooo:axis-type="auto">
            <chartooo:date-scale/>
            <chart:title svg:x="6.108cm" svg:y="8.026cm" chart:style-name="ch5">
              <text:p>Srodki podprzedziałów (v [km/h])</text:p>
            </chart:title>
            <chart:categories table:cell-range-address="Arkusz1.G18:Arkusz1.G24"/>
            <chart:grid chart:style-name="ch6" chart:class="major"/>
          </chart:axis>
          <chart:axis chart:dimension="y" chart:name="primary-y" chart:style-name="ch7">
            <chart:title svg:x="0.451cm" svg:y="5.927cm" chart:style-name="ch8">
              <text:p>liczebność próbek</text:p>
            </chart:title>
            <chart:grid chart:style-name="ch6" chart:class="major"/>
          </chart:axis>
          <chart:series chart:style-name="ch9" chart:values-cell-range-address="Arkusz1.H18:Arkusz1.H2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</table:table-row>
          </table:table-header-rows>
          <table:table-rows>
            <table:table-row>
              <table:table-cell office:value-type="float" office:value="412.5">
                <text:p>412.5</text:p>
                <draw:g>
                  <svg:desc>Arkusz1.G18:Arkusz1.G24</svg:desc>
                </draw:g>
              </table:table-cell>
              <table:table-cell office:value-type="float" office:value="1">
                <text:p>1</text:p>
                <draw:g>
                  <svg:desc>Arkusz1.H18:Arkusz1.H24</svg:desc>
                </draw:g>
              </table:table-cell>
            </table:table-row>
            <table:table-row>
              <table:table-cell office:value-type="float" office:value="417.5">
                <text:p>417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2.5">
                <text:p>422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7.5">
                <text:p>427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2.5">
                <text:p>43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7.5">
                <text:p>437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.5">
                <text:p>442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title svg:x="6.899cm" svg:y="0.316cm" chart:style-name="ch2">
          <text:p>Histogram</text:p>
        </chart:title>
        <chart:plot-area chart:style-name="ch3" table:cell-range-address="Arkusz1.G18:Arkusz1.G24 Arkusz1.I18:Arkusz1.I24" chart:data-source-has-labels="column" svg:x="1.331cm" svg:y="1.275cm" svg:width="14.352cm" svg:height="6.571cm">
          <chartooo:coordinate-region svg:x="2.243cm" svg:y="1.475cm" svg:width="13.44cm" svg:height="5.724cm"/>
          <chart:axis chart:dimension="x" chart:name="primary-x" chart:style-name="ch4" chartooo:axis-type="auto">
            <chartooo:date-scale/>
            <chart:title svg:x="6.095cm" svg:y="8.026cm" chart:style-name="ch5">
              <text:p>środki podprzedziałów ( v [km/h])</text:p>
            </chart:title>
            <chart:categories table:cell-range-address="Arkusz1.G18:Arkusz1.G24"/>
            <chart:grid chart:style-name="ch6" chart:class="major"/>
          </chart:axis>
          <chart:axis chart:dimension="y" chart:name="primary-y" chart:style-name="ch7">
            <chart:title svg:x="0.451cm" svg:y="5.543cm" chart:style-name="ch8">
              <text:p>gęstość (pdf)</text:p>
            </chart:title>
            <chart:grid chart:style-name="ch6" chart:class="major"/>
          </chart:axis>
          <chart:series chart:style-name="ch9" chart:values-cell-range-address="Arkusz1.I18:Arkusz1.I2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I</text:p>
              </table:table-cell>
            </table:table-row>
          </table:table-header-rows>
          <table:table-rows>
            <table:table-row>
              <table:table-cell office:value-type="float" office:value="412.5">
                <text:p>412.5</text:p>
                <draw:g>
                  <svg:desc>Arkusz1.G18:Arkusz1.G24</svg:desc>
                </draw:g>
              </table:table-cell>
              <table:table-cell office:value-type="float" office:value="0.0714285714285714">
                <text:p>0.0714285714285714</text:p>
                <draw:g>
                  <svg:desc>Arkusz1.I18:Arkusz1.I24</svg:desc>
                </draw:g>
              </table:table-cell>
            </table:table-row>
            <table:table-row>
              <table:table-cell office:value-type="float" office:value="417.5">
                <text:p>417.5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22.5">
                <text:p>422.5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27.5">
                <text:p>427.5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float" office:value="432.5">
                <text:p>432.5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37.5">
                <text:p>437.5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float" office:value="442.5">
                <text:p>442.5</text:p>
              </table:table-cell>
              <table:table-cell office:value-type="float" office:value="0.0714285714285714">
                <text:p>0.07142857142857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